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98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Verdana" fo:font-size="16pt" style:font-size-asian="16pt" style:font-size-complex="16pt"/>
    </style:style>
    <style:style style:name="T2" style:family="text">
      <style:text-properties style:font-name="Verdana" fo:font-size="16pt" fo:font-weight="bold" style:font-size-asian="16pt" style:font-weight-asian="bold" style:font-size-complex="16pt"/>
    </style:style>
    <style:style style:name="T3" style:family="text">
      <style:text-properties style:font-name="Verdana" fo:font-size="16pt" fo:language="en" fo:country="US" style:font-size-asian="16pt" style:font-size-complex="16pt"/>
    </style:style>
    <style:style style:name="T4" style:family="text">
      <style:text-properties fo:color="#800000" style:font-name="Verdana" fo:font-size="16pt" style:font-size-asian="16pt" style:font-size-complex="16pt"/>
    </style:style>
    <style:style style:name="T5" style:family="text">
      <style:text-properties fo:color="#000000" style:font-name="Verdana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ufgaben zum Selbststudium:<text:line-break/><text:line-break/><text:line-break/></text:span><text:span text:style-name="T1"><text:line-break/>1. Erstellen Sie z.B. mit filius eine Dokumentation für Ihr Heimnetzwerk<text:line-break/><text:line-break/></text:span><text:a xlink:type="simple" xlink:href="https://lernsoftware-filius.de/Startseite" text:style-name="Internet_20_link" text:visited-style-name="Visited_20_Internet_20_Link"><text:span text:style-name="T1">https://lernsoftware-filius.de/Startseite</text:span></text:a><text:span text:style-name="T1"> <text:line-break/><text:line-break/>2. Finden Sie die Einstellungen für die IP-Adresse und versuchen sie zu ändern<text:line-break/><text:line-break/><text:line-break/><text:line-break/>3. Bis zu welcher Geschwindigkeit läuft IEEE 802.3ab Ethernet?</text:span></text:p>
      <text:p text:style-name="Standard"><text:span text:style-name="T1"><text:line-break/><text:line-break/>4. Was ist der Unterschied zwischen Halbduplex und Vollduplex?</text:span></text:p>
      <text:p text:style-name="Standard"><text:span text:style-name="T1"><text:line-break/><text:line-break/>5. Beschreiben Sie ein LAN<text:line-break/><text:line-break/><text:line-break/><text:line-break/>6. Welche zentrale Netzwerk-Komponente schickt Signale zu jedem an ihr angeschlossenen Computer?<text:line-break/><text:line-break/><text:line-break/><text:line-break/><text:line-break/><text:line-break/></text:span><text:soft-page-break/><text:span text:style-name="T1">7. Welches der folgenden ist ein Anschluss an Netzwerkkarten?</text:span></text:p>
      <text:p text:style-name="P1"><text:span text:style-name="T1">R2D2<text:line-break/>RJ45<text:line-break/>3,5mm Klinkenbuchse</text:span></text:p>
      <text:p text:style-name="Standard"><text:span text:style-name="T1"><text:line-break/>8. Sie möchten Ihrem Computer einen Ping senden. Welcher Befehl in Ihrer Kommandozeile ist der richtige?</text:span></text:p>
      <text:p text:style-name="Standard"><text:span text:style-name="T3">ping localhost<text:line-break/>ping 255.255.255.0<text:line-break/>ping network card<text:line-break/></text:span><text:span text:style-name="T1"><text:line-break/>9. Welche der folgenden ist keine zentrale Netzwerk-Komponente?</text:span></text:p>
      <text:p text:style-name="Standard"><text:span text:style-name="T1"><text:tab/>Router<text:line-break/><text:tab/>Switch<text:line-break/><text:tab/>Windows 7 Professional<text:line-break/><text:tab/>Hub</text:span></text:p>
      <text:p text:style-name="Standard"><text:span text:style-name="T1"><text:line-break/>10. Der Netzwerk-Administrator wird bald in Rente gehen. Was braucht das Unternehmen von ihm um das Netzwerk weiterhin nutzen zu können?</text:span></text:p>
      <text:p text:style-name="Standard"><text:bookmark text:name="Bookmark"/><text:span text:style-name="T1">Alle Benutzerpassworte<text:line-break/>Sein Administratorkennwort<text:line-break/>Netzwerkdokumentation<text:line-break/><text:line-break/>11. Wie nennt man einen Computer oder ein Gerät, das an ein TCP/IP Netzwerk angeschlossen ist?<text:line-break/><text:line-break/><text:tab/>Horst<text:line-break/><text:tab/>Host</text:span><text:span text:style-name="T4"><text:line-break/><text:tab/></text:span><text:span text:style-name="T5">Client<text:line-break/></text:span><text:soft-page-break/><text:span text:style-name="T5"><text:line-break/></text:span><text:span text:style-name="T1">12. Sie rufen in firefox eine Seite wie z.B. </text:span><text:a xlink:type="simple" xlink:href="http://www.google.de/" text:style-name="Internet_20_link" text:visited-style-name="Visited_20_Internet_20_Link"><text:span text:style-name="T1">www.google.de</text:span></text:a><text:span text:style-name="T1"> auf. Welches Protokoll wird standardmäßig genutzt?</text:span></text:p>
      <text:p text:style-name="Standard"><text:span text:style-name="T1"><text:tab/>HTTP<text:line-break/><text:tab/>HTTPS<text:line-break/><text:tab/>FTP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fo:hyphenation-ladder-count="no-limit" style:writing-mode="lr-tb"/>
      <style:text-properties style:use-window-font-color="true" style:font-name="Calibri" style:letter-kerning="true" style:font-name-asian="SimSun" style:font-name-complex="Tahom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</meta:initial-creator>
    <meta:editing-cycles>2</meta:editing-cycles>
    <meta:creation-date>2019-11-29T08:43:00</meta:creation-date>
    <dc:date>2020-05-11T10:40:18.26</dc:date>
    <meta:editing-duration>P0D</meta:editing-duration>
    <meta:generator>OpenOffice/4.1.7$Win32 OpenOffice.org_project/417m1$Build-9800</meta:generator>
    <meta:document-statistic meta:table-count="0" meta:image-count="0" meta:object-count="0" meta:page-count="3" meta:paragraph-count="10" meta:word-count="177" meta:character-count="1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